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6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Resultados Obtenidos en la corrida 1</text:p>
          </table:table-cell>
          <table:table-cell table:number-columns-repeated="4"/>
        </table:table-row>
        <table:table-row table:style-name="ro1">
          <table:table-cell office:value-type="string">
            <text:p>Orden</text:p>
          </table:table-cell>
          <table:table-cell office:value-type="string">
            <text:p>Tamaño de matriz</text:p>
          </table:table-cell>
          <table:table-cell office:value-type="string">
            <text:p>Tiempo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/>
          <table:table-cell>
            <draw:frame table:end-cell-address="Hoja1.L19" table:end-x="0.132cm" table:end-y="0.052cm" draw:z-index="0" svg:width="12.83cm" svg:height="6.999cm" svg:x="0.85cm" svg:y="0.278cm">
              <draw:object draw:notify-on-update-of-ranges="Hoja1.B2:Hoja1.C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office:value-type="float" office:value="464">
            <text:p>464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float" office:value="1121">
            <text:p>112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2431">
            <text:p>243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0">
            <text:p>600</text:p>
          </table:table-cell>
          <table:table-cell office:value-type="float" office:value="4582">
            <text:p>458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office:value-type="float" office:value="11028">
            <text:p>11028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22727">
            <text:p>22727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00">
            <text:p>1200</text:p>
          </table:table-cell>
          <table:table-cell office:value-type="float" office:value="42927">
            <text:p>4292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00">
            <text:p>1400</text:p>
          </table:table-cell>
          <table:table-cell office:value-type="float" office:value="70333">
            <text:p>70333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00">
            <text:p>1600</text:p>
          </table:table-cell>
          <table:table-cell office:value-type="float" office:value="107001">
            <text:p>107001</text:p>
          </table:table-cell>
          <table:table-cell table:number-columns-repeated="3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1">01/06/2008</text:date>, <text:time>22:07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Marcelo Rodas</meta:initial-creator>
    <meta:creation-date>2008-06-01T21:47:23</meta:creation-date>
    <dc:creator>Marcelo Rodas</dc:creator>
    <dc:date>2008-06-01T22:07:01</dc:date>
    <dc:language>es-PY</dc:language>
    <meta:editing-cycles>7</meta:editing-cycles>
    <meta:editing-duration>PT19M37S</meta:editing-duration>
    <meta:user-defined meta:name="Info 1"/>
    <meta:user-defined meta:name="Info 2"/>
    <meta:user-defined meta:name="Info 3"/>
    <meta:user-defined meta:name="Info 4"/>
    <meta:document-statistic meta:table-count="3" meta:cell-count="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fo:font-weight="bold" style:font-family-asian="'MS Gothic'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pt" style:font-family-asian="'MS Gothic'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MS Gothic'" style:font-pitch-asian="variable" style:font-size-asian="7pt" style:font-family-complex="Tahoma" style:font-pitch-complex="variable" style:font-size-complex="7pt"/>
    </style:style>
    <style:style style:name="ch6" style:family="chart">
      <style:chart-properties style:direction="ltr"/>
      <style:graphic-properties draw:stroke="none" draw:fill="none" draw:fill-image-width="0cm" draw:fill-image-height="0cm"/>
      <style:text-properties fo:font-family="Arial" style:font-family-generic="swiss" style:font-pitch="variable" fo:font-size="10pt" style:font-family-asian="'MS Gothic'" style:font-pitch-asian="variable" style:font-size-asian="9pt" style:font-family-complex="Tahoma" style:font-pitch-complex="variable" style:font-size-complex="9pt"/>
    </style:style>
    <style:style style:name="ch7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gap-width="100" chart:overlap="0" chart:text-overlap="false" text:line-break="false" chart:label-arrangement="side-by-side" chart:link-data-style-to-source="tru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MS Gothic'" style:font-pitch-asian="variable" style:font-size-asian="7pt" style:font-family-complex="Tahoma" style:font-pitch-complex="variable" style:font-size-complex="7pt"/>
    </style:style>
    <style:style style:name="ch8" style:family="chart">
      <style:chart-properties style:direction="ltr"/>
      <style:graphic-properties draw:stroke="none" draw:fill="none"/>
      <style:text-properties fo:font-family="Arial" style:font-family-generic="swiss" style:font-pitch="variable" fo:font-size="9pt" style:font-family-asian="'MS Gothic'" style:font-pitch-asian="variable" style:font-size-asian="9pt" style:font-family-complex="Tahoma" style:font-pitch-complex="variable" style:font-size-complex="9pt"/>
    </style:style>
    <style:style style:name="ch9" style:family="chart">
      <style:graphic-properties svg:stroke-width="0.1cm" svg:stroke-color="#993366" draw:marker-start-width="0.35cm" draw:marker-end-width="0.35cm" draw:fill-color="#993366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 draw:fill-image-width="0cm" draw:fill-image-height="0cm"/>
    </style:style>
    <style:style style:name="ch11" style:family="chart">
      <style:graphic-properties draw:stroke="none" draw:fill-color="#999999"/>
    </style:style>
  </office:automatic-styles>
  <office:body>
    <office:chart>
      <chart:chart svg:width="12.831cm" svg:height="7cm" chart:class="chart:scatter" chart:style-name="ch1">
        <chart:title svg:x="2.413cm" svg:y="0.14cm" chart:style-name="ch2">
          <text:p>Resultados Algoritmos Secuenciales</text:p>
        </chart:title>
        <chart:legend chart:legend-position="end" svg:x="10.522cm" svg:y="2.677cm" chart:style-name="ch3"/>
        <chart:plot-area chart:style-name="ch4" table:cell-range-address="Hoja1.$B$2:.$C$13" chart:data-source-has-labels="row" chart:table-number-list="0" svg:x="-0.152cm" svg:y="1.077cm" svg:width="9.985cm" svg:height="5.923cm">
          <chart:axis chart:dimension="x" chart:name="primary-x" chart:style-name="ch5">
            <chart:title svg:x="4.464cm" svg:y="6.599cm" chart:style-name="ch6">
              <text:p>Tamaño de matriz</text:p>
            </chart:title>
            <chart:categories table:cell-range-address="local-table.A2:.A12"/>
            <chart:grid chart:class="major"/>
          </chart:axis>
          <chart:axis chart:dimension="y" chart:name="primary-y" chart:style-name="ch7">
            <chart:title svg:x="0cm" svg:y="3.936cm" chart:style-name="ch8">
              <text:p>Tiempo</text:p>
            </chart:title>
            <chart:grid chart:class="major"/>
          </chart:axis>
          <chart:series chart:style-name="ch9">
            <chart:domain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maño de matriz</text:p>
              </table:table-cell>
              <table:table-cell office:value-type="string">
                <text:p>Tiempo</text:p>
              </table:table-cell>
            </table:table-row>
          </table:table-header-rows>
          <table:table-rows>
            <table:table-row>
              <table:table-cell office:value-type="string">
                <text:p>Fila 3</text:p>
              </table:table-cell>
              <table:table-cell office:value-type="float" office:value="100">
                <text:p>1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200">
                <text:p>2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300">
                <text:p>30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Fila 6</text:p>
              </table:table-cell>
              <table:table-cell office:value-type="float" office:value="400">
                <text:p>400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Fila 7</text:p>
              </table:table-cell>
              <table:table-cell office:value-type="float" office:value="500">
                <text:p>500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Fila 8</text:p>
              </table:table-cell>
              <table:table-cell office:value-type="float" office:value="600">
                <text:p>600</text:p>
              </table:table-cell>
              <table:table-cell office:value-type="float" office:value="4582">
                <text:p>4582</text:p>
              </table:table-cell>
            </table:table-row>
            <table:table-row>
              <table:table-cell office:value-type="string">
                <text:p>Fila 9</text:p>
              </table:table-cell>
              <table:table-cell office:value-type="float" office:value="800">
                <text:p>800</text:p>
              </table:table-cell>
              <table:table-cell office:value-type="float" office:value="11028">
                <text:p>11028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1000">
                <text:p>1000</text:p>
              </table:table-cell>
              <table:table-cell office:value-type="float" office:value="22727">
                <text:p>22727</text:p>
              </table:table-cell>
            </table:table-row>
            <table:table-row>
              <table:table-cell office:value-type="string">
                <text:p>Fila 11</text:p>
              </table:table-cell>
              <table:table-cell office:value-type="float" office:value="1200">
                <text:p>1200</text:p>
              </table:table-cell>
              <table:table-cell office:value-type="float" office:value="42927">
                <text:p>42927</text:p>
              </table:table-cell>
            </table:table-row>
            <table:table-row>
              <table:table-cell office:value-type="string">
                <text:p>Fila 12</text:p>
              </table:table-cell>
              <table:table-cell office:value-type="float" office:value="1400">
                <text:p>1400</text:p>
              </table:table-cell>
              <table:table-cell office:value-type="float" office:value="70333">
                <text:p>70333</text:p>
              </table:table-cell>
            </table:table-row>
            <table:table-row>
              <table:table-cell office:value-type="string">
                <text:p>Fila 13</text:p>
              </table:table-cell>
              <table:table-cell office:value-type="float" office:value="1600">
                <text:p>1600</text:p>
              </table:table-cell>
              <table:table-cell office:value-type="float" office:value="107001">
                <text:p>107001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